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6.9138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and sea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obacco consumption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pooled samp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night sampl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Res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hild ethnicity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 American, Other, Pakistani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Mother ethnicity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White European, Pakistani, Asian, African, Other, Native American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inancial situation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regnancy maternal active smok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regnancy maternal passive smok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neuropsychological diagnosis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49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4-02-20T09:09:33.475257953</dc:date>
    <meta:editing-duration>P2DT23H32M46S</meta:editing-duration>
    <meta:editing-cycles>31</meta:editing-cycles>
    <meta:document-statistic meta:table-count="1" meta:cell-count="7455" meta:object-count="0"/>
  </office:meta>
</office:document-meta>
</file>